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0909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1.4098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128in"/>
    </style:style>
    <style:style style:name="co19" style:family="table-column">
      <style:table-column-properties fo:break-before="auto" style:column-width="1.3902in"/>
    </style:style>
    <style:style style:name="co20" style:family="table-column">
      <style:table-column-properties fo:break-before="auto" style:column-width="1.3472in"/>
    </style:style>
    <style:style style:name="co21" style:family="table-column">
      <style:table-column-properties fo:break-before="auto" style:column-width="0.9744in"/>
    </style:style>
    <style:style style:name="co22" style:family="table-column">
      <style:table-column-properties fo:break-before="auto" style:column-width="1.479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1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>
            <text:p>Src Initial Line:</text:p>
          </table:table-cell>
          <table:table-cell table:number-columns-repeated="2"/>
        </table:table-row>
        <table:table-row table:style-name="ro1">
          <table:table-cell office:value-type="string">
            <text:p>Src Final Line:</text:p>
          </table:table-cell>
          <table:table-cell table:number-columns-repeated="2"/>
        </table:table-row>
        <table:table-row table:style-name="ro1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3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3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3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118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6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in" draw:caption-point-x="-0.2402in" draw:caption-point-y="0.1874in">
              <dc:creator>LS</dc:creator>
              <dc:date>2018-12-01T00:00:00</dc:date>
              <text:p text:style-name="P1"><text:span text:style-name="T1">CanvasPrepare-flow.js:2282:29-37: [class: Container]</text:span></text:p>
            </office:annotation>
            <text:p>1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2035in" svg:y="0in" draw:caption-point-x="-0.2402in" draw:caption-point-y="0.3709in">
              <dc:creator>LS</dc:creator>
              <dc:date>2018-12-01T00:00:00</dc:date>
              <text:p text:style-name="P1"><text:span text:style-name="T1">CanvasPrepare-flow.js:2334:25-35: [class: BaseTexture]</text:span></text:p>
              <text:p text:style-name="P1"><text:span text:style-name="T1">CanvasPrepare-flow.js:2365:25-35: [class: BaseTexture]</text:span></text:p>
            </office:annotation>
            <text:p>2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2035in" svg:y="0in" draw:caption-point-x="-0.2402in" draw:caption-point-y="0.5543in">
              <dc:creator>LS</dc:creator>
              <dc:date>2018-12-01T00:00:00</dc:date>
              <text:p text:style-name="P1"><text:span text:style-name="T1">CanvasPrepare-flow.js:2389:1-14: [class: CanvasRenderer]</text:span></text:p>
            </office:annotation>
            <text:p>1</text:p>
          </table:table-cell>
        </table:table-row>
        <table:table-row table:style-name="ro6">
          <table:table-cell office:value-type="string">
            <text:p>Texture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.1425in" draw:caption-point-x="-0.2402in" draw:caption-point-y="0.5949in">
              <dc:creator>LS</dc:creator>
              <dc:date>2018-12-01T00:00:00</dc:date>
              <text:p text:style-name="P1"><text:span text:style-name="T1">CanvasPrepare-flow.js:2374:56-62: [class: Texture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13in" draw:caption-point-x="-0.2402in" draw:caption-point-y="0.1705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5in" draw:caption-point-x="-0.2402in" draw:caption-point-y="0.3366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2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6961in" svg:y="0in" draw:caption-point-x="-0.2402in" draw:caption-point-y="0.1799in">
              <dc:creator>LS</dc:creator>
              <dc:date>2018-12-01T00:00:00</dc:date>
              <text:p text:style-name="P1"><text:span text:style-name="T1">CanvasSpriteRenderer-flow.js:916:1-14: [class: Canvas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5" draw:text-style-name="P1" svg:width="1.1413in" svg:height="12.6756in" svg:x="3.6961in" svg:y="0in" draw:caption-point-x="-0.2402in" draw:caption-point-y="0.3555in">
              <dc:creator>LS</dc:creator>
              <dc:date>2018-12-01T00:00:00</dc:date>
              <text:p text:style-name="P1"><text:span text:style-name="T1">CanvasSpriteRenderer-flow.js:758:7-32: Matrix</text:span></text:p>
              <text:p text:style-name="P1"><text:span text:style-name="T1">CanvasSpriteRenderer-flow.js:758:36-47: Matrix</text:span></text:p>
              <text:p text:style-name="P1"><text:span text:style-name="T1">CanvasSpriteRenderer-flow.js:758:40-45: [class: Matrix]</text:span></text:p>
              <text:p text:style-name="P1"><text:span text:style-name="T1">CanvasSpriteRenderer-flow.js:790:13-14: Matrix</text:span></text:p>
              <text:p text:style-name="P1"><text:span text:style-name="T1">CanvasSpriteRenderer-flow.js:827:25-50: Matrix</text:span></text:p>
              <text:p text:style-name="P1"><text:span text:style-name="T1">CanvasSpriteRenderer-flow.js:828:17-47: Matrix</text:span></text:p>
              <text:p text:style-name="P1"><text:span text:style-name="T1">CanvasSpriteRenderer-flow.js:828:22-47: Matrix</text:span></text:p>
              <text:p text:style-name="P1"><text:span text:style-name="T1">CanvasSpriteRenderer-flow.js:829:49-50: Matrix</text:span></text:p>
              <text:p text:style-name="P1"><text:span text:style-name="T1">CanvasSpriteRenderer-flow.js:842:21-22: Matrix</text:span></text:p>
              <text:p text:style-name="P1"><text:span text:style-name="T1">CanvasSpriteRenderer-flow.js:843:21-22: Matrix</text:span></text:p>
              <text:p text:style-name="P1"><text:span text:style-name="T1">CanvasSpriteRenderer-flow.js:844:21-22: Matrix</text:span></text:p>
              <text:p text:style-name="P1"><text:span text:style-name="T1">CanvasSpriteRenderer-flow.js:845:21-22: Matrix</text:span></text:p>
              <text:p text:style-name="P1"><text:span text:style-name="T1">CanvasSpriteRenderer-flow.js:846:22-23: Matrix</text:span></text:p>
              <text:p text:style-name="P1"><text:span text:style-name="T1">CanvasSpriteRenderer-flow.js:847:22-23: Matrix</text:span></text:p>
              <text:p text:style-name="P1"><text:span text:style-name="T1">CanvasSpriteRenderer-flow.js:856:21-22: Matrix</text:span></text:p>
              <text:p text:style-name="P1"><text:span text:style-name="T1">CanvasSpriteRenderer-flow.js:857:21-22: Matrix</text:span></text:p>
              <text:p text:style-name="P1"><text:span text:style-name="T1">CanvasSpriteRenderer-flow.js:858:21-22: Matrix</text:span></text:p>
              <text:p text:style-name="P1"><text:span text:style-name="T1">CanvasSpriteRenderer-flow.js:859:21-22: Matrix</text:span></text:p>
              <text:p text:style-name="P1"><text:span text:style-name="T1">CanvasSpriteRenderer-flow.js:860:21-22: Matrix</text:span></text:p>
              <text:p text:style-name="P1"><text:span text:style-name="T1">CanvasSpriteRenderer-flow.js:861:21-22: Matrix</text:span></text:p>
            </office:annotation>
            <text:p>2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lorMatrixFilt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olorMatrix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isplacement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57:9-36: Matrix</text:span></text:p>
            </office:annotation>
            <text:p>1</text:p>
          </table:table-cell>
          <table:table-cell table:style-name="ce9" office:value-type="float" office:value="5">
            <office:annotation draw:style-name="gr16" draw:text-style-name="P1" svg:width="1.1413in" svg:height="3.3449in" svg:x="2.9031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45:15-24: Matrix</text:span></text:p>
              <text:p text:style-name="P1"><text:span text:style-name="T1">DisplacementFilter-flow.js:745:28-39: Matrix</text:span></text:p>
              <text:p text:style-name="P1"><text:span text:style-name="T1">DisplacementFilter-flow.js:745:32-37: [class: Matrix]</text:span></text:p>
              <text:p text:style-name="P1"><text:span text:style-name="T1">DisplacementFilter-flow.js:757:27-36: Matrix</text:span></text:p>
              <text:p text:style-name="P1"><text:span text:style-name="T1">DisplacementFilter-flow.js:760:38-47: Matrix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9-44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22-44: Point</text:span></text:p>
              <text:p text:style-name="P1"><text:span text:style-name="T1">DisplacementFilter-flow.js:768:26-30: [class: Point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37">
            <text:p>73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11">
            <text:p>811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Displacement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583in" draw:caption-point-x="-0.2402in" draw:caption-point-y="0.5957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8" draw:text-style-name="P1" svg:width="1.1413in" svg:height="6.1441in" svg:x="3.711in" svg:y="0.1587in" draw:caption-point-x="-0.2402in" draw:caption-point-y="0.5953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3457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2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9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0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XAA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FXAA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4" table:default-cell-style-name="ce2"/>
        <table:table-column table:style-name="co2" table:number-columns-repeated="2" table:default-cell-style-name="ce9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1" draw:text-style-name="P1" svg:width="1.1413in" svg:height="5.0555in" svg:x="3.3319in" svg:y="0.0272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2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437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2" draw:text-style-name="P1" svg:width="1.1413in" svg:height="4.589in" svg:x="3.3319in" svg:y="0.0437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3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60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3" draw:text-style-name="P1" svg:width="1.1413in" svg:height="2.5673in" svg:x="3.3319in" svg:y="0.060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3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3">
          <table:table-cell office:value-type="string">
            <text:p>Matrix</text:p>
          </table:table-cell>
          <table:table-cell/>
          <table:table-cell office:value-type="float" office:value="6">
            <office:annotation draw:style-name="gr25" draw:text-style-name="P1" svg:width="1.1413in" svg:height="3.0339in" svg:x="3.3319in" svg:y="0.3228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3">
          <table:table-cell office:value-type="string">
            <text:p>Point</text:p>
          </table:table-cell>
          <table:table-cell/>
          <table:table-cell office:value-type="float" office:value="5">
            <office:annotation draw:style-name="gr20" draw:text-style-name="P1" svg:width="1.1413in" svg:height="2.4118in" svg:x="3.3319in" svg:y="0.498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2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0.6744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618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Ellips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1.0492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6" draw:text-style-name="P1" svg:width="1.1413in" svg:height="10.3429in" svg:x="3.3319in" svg:y="1.2366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3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4244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6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6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7" draw:text-style-name="P1" svg:width="1.1413in" svg:height="5.211in" svg:x="3.3319in" svg:y="1.7878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2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2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2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2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2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2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.0268in" draw:caption-point-x="-0.2402in" draw:caption-point-y="0.165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8" draw:text-style-name="P1" svg:width="1.1413in" svg:height="1.9453in" svg:x="3.4512in" svg:y="0.0535in" draw:caption-point-x="-0.2402in" draw:caption-point-y="0.3256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Data" table:style-name="ta1" table:print="false"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646in">
              <dc:creator>LS</dc:creator>
              <dc:date>2018-12-03T00:00:00</dc:date>
              <text:p text:style-name="P1"><text:span text:style-name="T1">InteractionData-flow.js:95:9-33: Point</text:span></text:p>
            </office:annotation>
            <text:p>1</text:p>
          </table:table-cell>
          <table:table-cell table:style-name="ce9" office:value-type="float" office:value="4">
            <office:annotation draw:style-name="gr28" draw:text-style-name="P1" svg:width="1.1413in" svg:height="1.9453in" svg:x="3.4185in" svg:y="0in" draw:caption-point-x="-0.2402in" draw:caption-point-y="0.1646in">
              <dc:creator>LS</dc:creator>
              <dc:date>2018-12-03T00:00:00</dc:date>
              <text:p text:style-name="P1"><text:span text:style-name="T1">InteractionData-flow.js:95:23-33: Point</text:span></text:p>
              <text:p text:style-name="P1"><text:span text:style-name="T1">InteractionData-flow.js:95:27-31: [class: Point]</text:span></text:p>
              <text:p text:style-name="P1"><text:span text:style-name="T1">InteractionData-flow.js:124:37-41: Point</text:span></text:p>
              <text:p text:style-name="P1"><text:span text:style-name="T1">InteractionData-flow.js:126:84-88: Point</text:span></text:p>
            </office:annotation>
            <text:p>4</text:p>
          </table:table-cell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29">
            <text:p>12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Interaction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Manager" table:style-name="ta1" table:print="false">
        <table:table-column table:style-name="co17" table:default-cell-style-name="ce2"/>
        <table:table-column table:style-name="co2" table:number-columns-repeated="2" table:default-cell-style-name="Default"/>
        <table:table-row table:style-name="ro7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in" draw:caption-point-x="-0.2402in" draw:caption-point-y="0.1661in">
              <dc:creator>LS</dc:creator>
              <dc:date>2018-12-04T00:00:00</dc:date>
              <text:p text:style-name="P1">InteractionManager-flow.js:1681:5-17: [class: DisplayObject]</text:p>
              <text:p text:style-name="P1">InteractionManager-flow.js:1681:5-27: DisplayObject</text:p>
            </office:annotation>
            <text:p>2</text:p>
          </table:table-cell>
        </table:table-row>
        <table:table-row table:style-name="ro1">
          <table:table-cell office:value-type="string">
            <text:p>Point</text:p>
          </table:table-cell>
          <table:table-cell table:style-name="ce9" office:value-type="float" office:value="1">
            <office:annotation draw:style-name="gr6" draw:text-style-name="P1" svg:width="1.1413in" svg:height="0.7012in" svg:x="2.3102in" svg:y="0in" draw:caption-point-x="-0.2402in" draw:caption-point-y="0.3268in">
              <dc:creator>LS</dc:creator>
              <dc:date>2018-12-04T00:00:00</dc:date>
              <text:p text:style-name="P1">InteractionManager-flow.js:1955:9-37: Point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3.1992in" svg:y="0in" draw:caption-point-x="-0.2402in" draw:caption-point-y="0.3268in">
              <dc:creator>LS</dc:creator>
              <dc:date>2018-12-04T00:00:00</dc:date>
              <text:p text:style-name="P1">InteractionManager-flow.js:1955:27-37: Point</text:p>
              <text:p text:style-name="P1">InteractionManager-flow.js:1955:31-35: [class: Point]</text:p>
            </office:annotation>
            <text:p>2</text:p>
          </table:table-cell>
        </table:table-row>
        <table:table-row table:style-name="ro7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in" draw:caption-point-x="-0.2402in" draw:caption-point-y="0.4874in">
              <dc:creator>LS</dc:creator>
              <dc:date>2018-12-04T00:00:00</dc:date>
              <text:p text:style-name="P1">InteractionManager-flow.js:3265:1-13: [class: WebGLRenderer]</text:p>
            </office:annotation>
            <text:p>1</text:p>
          </table:table-cell>
        </table:table-row>
        <table:table-row table:style-name="ro7">
          <table:table-cell office:value-type="string">
            <text:p>Canvas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0551in" draw:caption-point-x="-0.2402in" draw:caption-point-y="0.5949in">
              <dc:creator>LS</dc:creator>
              <dc:date>2018-12-04T00:00:00</dc:date>
              <text:p text:style-name="P1">InteractionManager-flow.js:3266:1-14: [class: CanvasRenderer]</text:p>
            </office:annotation>
            <text:p>1</text:p>
          </table:table-cell>
        </table:table-row>
        <table:table-row table:style-name="ro7">
          <table:table-cell office:value-type="string">
            <text:p>InteractionData</text:p>
          </table:table-cell>
          <table:table-cell table:style-name="ce9" office:value-type="float" office:value="1">
            <office:annotation draw:style-name="gr14" draw:text-style-name="P1" svg:width="1.1413in" svg:height="0.8567in" svg:x="2.3102in" svg:y="0.2177in" draw:caption-point-x="-0.2402in" draw:caption-point-y="0.5949in">
              <dc:creator>LS</dc:creator>
              <dc:date>2018-12-04T00:00:00</dc:date>
              <text:p text:style-name="P1">InteractionManager-flow.js:1736:9-42: InteractionData</text:p>
            </office:annotation>
            <text:p>1</text:p>
          </table:table-cell>
          <table:table-cell table:style-name="ce9" office:value-type="float" office:value="3">
            <office:annotation draw:style-name="gr29" draw:text-style-name="P1" svg:width="1.1413in" svg:height="2.4118in" svg:x="3.1992in" svg:y="0.2181in" draw:caption-point-x="-0.2402in" draw:caption-point-y="0.5949in">
              <dc:creator>LS</dc:creator>
              <dc:date>2018-12-04T00:00:00</dc:date>
              <text:p text:style-name="P1">InteractionManager-flow.js:1736:22-42: InteractionData</text:p>
              <text:p text:style-name="P1">InteractionManager-flow.js:1736:26-40: [class: InteractionData]</text:p>
              <text:p text:style-name="P1">InteractionManager-flow.js:1740:9-18: InteractionData</text:p>
            </office:annotation>
            <text:p>3</text:p>
          </table:table-cell>
        </table:table-row>
        <table:table-row table:style-name="ro7">
          <table:table-cell office:value-type="string">
            <text:p>InteractionEvent</text:p>
          </table:table-cell>
          <table:table-cell table:style-name="ce9" table:number-columns-repeated="2"/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7">
          <table:table-cell table:style-name="ce4" office:value-type="string">
            <text:p>Src Initial Line:</text:p>
          </table:table-cell>
          <table:table-cell office:value-type="float" office:value="1680">
            <text:p>1680</text:p>
          </table:table-cell>
          <table:table-cell/>
        </table:table-row>
        <table:table-row table:style-name="ro7">
          <table:table-cell table:style-name="ce4" office:value-type="string">
            <text:p>Src Final Line:</text:p>
          </table:table-cell>
          <table:table-cell office:value-type="float" office:value="3267">
            <text:p>3267</text:p>
          </table:table-cell>
          <table:table-cell/>
        </table:table-row>
        <table:table-row table:style-name="ro7">
          <table:table-cell table:style-name="ce4" office:value-type="string">
            <text:p>File:</text:p>
          </table:table-cell>
          <table:table-cell office:value-type="string">
            <text:p>InteractionManag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7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7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7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8" draw:text-style-name="P1" svg:width="1.1413in" svg:height="1.9453in" svg:x="3.711in" svg:y="0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MaskManager" table:style-name="ta1" table:print="false">
        <table:table-column table:style-name="co18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0" draw:text-style-name="P1" svg:width="1.1413in" svg:height="7.3882in" svg:x="3.1378in" svg:y="0.0035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1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19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2" draw:text-style-name="P1" svg:width="1.1413in" svg:height="7.0772in" svg:x="3.3992in" svg:y="0.0047in" draw:caption-point-x="-0.2402in" draw:caption-point-y="0.1752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33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5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34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6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35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3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20" table:default-cell-style-name="ce2"/>
        <table:table-column table:style-name="co2" table:number-columns-repeated="2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36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3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37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3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8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21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39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40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8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41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22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12/04/2018</text:date>, <text:time>16:5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2-04T16:52:34</dc:date>
    <dc:creator>Leonardo Silva</dc:creator>
    <meta:editing-duration>P2DT14H38M27S</meta:editing-duration>
    <meta:editing-cycles>217</meta:editing-cycles>
    <meta:generator>OpenOffice/4.1.5$Unix OpenOffice.org_project/415m1$Build-9789</meta:generator>
    <meta:document-statistic meta:table-count="61" meta:cell-count="867" meta:object-count="0"/>
  </office:meta>
</office:document-meta>
</file>